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c3f2" officeooo:paragraph-rsid="000dc3f2"/>
    </style:style>
    <style:style style:name="P2" style:family="paragraph" style:parent-style-name="Standard">
      <style:paragraph-properties fo:line-height="200%"/>
      <style:text-properties officeooo:rsid="000f3e55" officeooo:paragraph-rsid="000f3e55"/>
    </style:style>
    <style:style style:name="P3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officeooo:rsid="000dc3f2" officeooo:paragraph-rsid="000dc3f2" style:font-weight-asian="bold" style:font-weight-complex="bold"/>
    </style:style>
    <style:style style:name="P4" style:family="paragraph" style:parent-style-name="Standard">
      <style:paragraph-properties fo:line-height="200%"/>
      <style:text-properties officeooo:rsid="0010b74a" officeooo:paragraph-rsid="0010b74a"/>
    </style:style>
    <style:style style:name="P5" style:family="paragraph" style:parent-style-name="Standard">
      <style:paragraph-properties fo:line-height="200%"/>
      <style:text-properties officeooo:rsid="0015617e" officeooo:paragraph-rsid="0015617e"/>
    </style:style>
    <style:style style:name="T1" style:family="text">
      <style:text-properties officeooo:rsid="0010b74a"/>
    </style:style>
    <style:style style:name="T2" style:family="text">
      <style:text-properties officeooo:rsid="00125dc5"/>
    </style:style>
    <style:style style:name="T3" style:family="text">
      <style:text-properties officeooo:rsid="0016edfe"/>
    </style:style>
    <style:style style:name="T4" style:family="text">
      <style:text-properties officeooo:rsid="0017cf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ior Project Written <text:span text:style-name="T1">Approval</text:span></text:p>
      <text:p text:style-name="P1"/>
      <text:p text:style-name="P2">I, ___________________________________, (Michael Whalen, <text:span text:style-name="T4">Koppany’s manager</text:span>) approve Koppany Horvath’s <text:span text:style-name="T3">project to develop the Automatic RFID Employee Clocking System (ARECS) for use by J2 Innovations so that he may receive credit for his Senior Project course.</text:span></text:p>
      <text:p text:style-name="P2"/>
      <text:p text:style-name="P5">Additional notes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4">Michael Whalen (giving approval):_________________________________________________</text:p>
      <text:p text:style-name="P4"/>
      <text:p text:style-name="P4">Koppany Horvath (receiving approval):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13:10.352000000</meta:creation-date>
    <meta:generator>LibreOffice/5.1.0.3$Windows_x86 LibreOffice_project/5e3e00a007d9b3b6efb6797a8b8e57b51ab1f737</meta:generator>
    <dc:date>2018-02-12T16:41:15.818000000</dc:date>
    <meta:editing-duration>PT28M3S</meta:editing-duration>
    <meta:editing-cycles>13</meta:editing-cycles>
    <meta:document-statistic meta:table-count="0" meta:image-count="0" meta:object-count="0" meta:page-count="1" meta:paragraph-count="5" meta:word-count="50" meta:character-count="858" meta:non-whitespace-character-count="813"/>
  </office:meta>
</office:document-meta>
</file>